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616cm" style:rel-column-width="10744*"/>
    </style:style>
    <style:style style:name="Table1.B" style:family="table-column">
      <style:table-column-properties style:column-width="0.423cm" style:rel-column-width="1738*"/>
    </style:style>
    <style:style style:name="Table1.C" style:family="table-column">
      <style:table-column-properties style:column-width="0.533cm" style:rel-column-width="2188*"/>
    </style:style>
    <style:style style:name="Table1.D" style:family="table-column">
      <style:table-column-properties style:column-width="5.42cm" style:rel-column-width="22265*"/>
    </style:style>
    <style:style style:name="Table1.E" style:family="table-column">
      <style:table-column-properties style:column-width="0.688cm" style:rel-column-width="2825*"/>
    </style:style>
    <style:style style:name="Table1.F" style:family="table-column">
      <style:table-column-properties style:column-width="3.519cm" style:rel-column-width="14454*"/>
    </style:style>
    <style:style style:name="Table1.G" style:family="table-column">
      <style:table-column-properties style:column-width="2.757cm" style:rel-column-width="11321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7.408cm" fo:margin-left="8.276cm" fo:margin-right="-0.111cm" table:align="margins"/>
    </style:style>
    <style:style style:name="Table2.A" style:family="table-column">
      <style:table-column-properties style:column-width="7.408cm" style:rel-column-width="6553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idsus-20B</text:p>
          </table:table-cell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Nomo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no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>Sifat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sifat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Lampir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lampiran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Permohonan bantuan pengawalan akan dilakukan tindakan {perihal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">KEPADA YTH.</text:p>
            <text:p text:style-name="P6">{kepada}</text:p>
            <text:p text:style-name="P1"><text:span text:style-name="Default_20_Paragraph_20_Font"><text:span text:style-name="T1">DI – </text:span></text:span></text:p>
            <text:p text:style-name="P1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0" office:value-type="string">
            <text:p text:style-name="P3"/>
          </table:table-cell>
          <table:table-cell table:style-name="Table1.A1" table:number-columns-spanned="6" office:value-type="string">
            <text:p text:style-name="P4"><text:s text:c="6"/>Sehubungan dengan akan dilakukan tindakan {perihal_surat} atas nama tersangka {isi1} berdasarkan {isi2} {isi3} Nomor: {isi4} tanggal {isi5} Tentang {isi6}, dengan ini diminta bantuan Saudara untuk dapat memberikan tenaga pengamanan yang akan dilaksanakan pad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1.</text:p>
          </table:table-cell>
          <table:covered-table-cell/>
          <table:table-cell table:style-name="Table1.A1" table:number-columns-spanned="4" office:value-type="string">
            <text:p text:style-name="P4">Waktu pelaksanaan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{nama_hari}, {isi7}, jam {isi8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2.</text:p>
          </table:table-cell>
          <table:covered-table-cell/>
          <table:table-cell table:style-name="Table1.A1" table:number-columns-spanned="4" office:value-type="string">
            <text:p text:style-name="P4">Tempat pelaksanaan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{isi9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3.</text:p>
          </table:table-cell>
          <table:covered-table-cell/>
          <table:table-cell table:style-name="Table1.A1" table:number-columns-spanned="4" office:value-type="string">
            <text:p text:style-name="P4">Tersangka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{isi1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4.</text:p>
          </table:table-cell>
          <table:covered-table-cell/>
          <table:table-cell table:style-name="Table1.A1" table:number-columns-spanned="4" office:value-type="string">
            <text:p text:style-name="P4">Jaksa yang melaksanaka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{isi10}{nama}/ NIP. {nip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6" office:value-type="string">
            <text:p text:style-name="P4"><text:s text:c="6"/>Atas bantuannya disampaikan terima kasih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7"><text:s/>{jabatan_ttd}</text:p>
                </table:table-cell>
              </table:table-row>
              <table:table-row>
                <table:table-cell table:style-name="Table2.A1" office:value-type="string">
                  <text:p text:style-name="P7"/>
                  <text:p text:style-name="P7"/>
                  <text:p text:style-name="P7"/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5">{nama_ttd}</text:p>
                </table:table-cell>
              </table:table-row>
              <table:table-row>
                <table:table-cell table:style-name="Table2.A1" office:value-type="string">
                  <text:p text:style-name="P5">{pangkat_ttd}/ NIP. {nip_ttd}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>Tembusan: [!-- BEGIN tembusan --]</text:p>
            <text:p text:style-name="P3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1-14T10:59:55.03</dc:date>
    <meta:editing-cycles>30</meta:editing-cycles>
    <meta:editing-duration>PT3H42M31S</meta:editing-duration>
    <meta:document-statistic meta:table-count="2" meta:image-count="0" meta:object-count="0" meta:page-count="1" meta:paragraph-count="38" meta:word-count="103" meta:character-count="812"/>
    <meta:template xlink:type="simple" xlink:actuate="onRequest" xlink:title="" xlink:href="Normal.dotm"/>
  </office:meta>
</office:document-meta>
</file>